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6T13:26:05.847751687</dc:date>
    <meta:editing-duration>PT4M1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0314107590781295">
                <text:p>-0.0314107590781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1775462568398">
                <text:p>-0.91775462568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094108313318516">
                <text:p>-0.094108313318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860742027003943">
                <text:p>0.860742027003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09041415750373">
                <text:p>-0.509041415750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661311865323651">
                <text:p>-0.661311865323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38737920245289">
                <text:p>-0.338737920245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314107590781292">
                <text:p>0.0314107590781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397147890634779">
                <text:p>0.397147890634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50111069630458">
                <text:p>0.750111069630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941083133185129">
                <text:p>0.0941083133185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78991106039232">
                <text:p>-0.278991106039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12907053652974">
                <text:p>-0.612907053652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75916761938748">
                <text:p>-0.975916761938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218143241396541">
                <text:p>-0.218143241396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790155012375692">
                <text:p>0.790155012375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60293685676942">
                <text:p>0.960293685676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0314107590781288">
                <text:p>-0.0314107590781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397147890634779">
                <text:p>-0.397147890634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50111069630458">
                <text:p>-0.750111069630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0941083133185132">
                <text:p>-0.0941083133185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278991106039232">
                <text:p>0.278991106039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61290705365298">
                <text:p>0.61290705365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827080574274564">
                <text:p>0.827080574274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62083377852136">
                <text:p>0.562083377852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156434465040227">
                <text:p>-0.156434465040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509041415750366">
                <text:p>-0.509041415750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790155012375685">
                <text:p>-0.790155012375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60293685676942">
                <text:p>-0.960293685676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891006524188371">
                <text:p>-0.8910065241883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661311865323654">
                <text:p>-0.661311865323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38737920245296">
                <text:p>-0.338737920245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0314107590781213">
                <text:p>0.03141075907812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397147890634779">
                <text:p>0.3971478906347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5">
                <text:p>0.707106781186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